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C000003805D77204A.png" manifest:media-type="image/png"/>
  <manifest:file-entry manifest:full-path="Pictures/10000001000002EC00000380C6BF1D9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5983b0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3.631cm" fo:min-width="24.9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font-name="Iosevka Mediu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.88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3.367cm" svg:x="0.5cm" svg:y="0.25cm">
          <draw:text-box>
            <text:p><text:span text:style-name="T1">部分第三方</text:span><text:span text:style-name="T1">DLC</text:span><text:span text:style-name="T1">简体中文支持</text:span><text:span text:style-name="T1"><text:line-break/></text:span><text:span text:style-name="T2">Third-Party DLC Simplified Chinese Localization</text:span></text:p>
          </draw:text-box>
        </draw:frame>
        <draw:frame draw:style-name="gr3" draw:text-style-name="P3" draw:layer="layout" svg:width="8.75cm" svg:height="10.482cm" svg:x="0cm" svg:y="3.87cm">
          <draw:image xlink:href="Pictures/10000001000002EC000003805D77204A.png" xlink:type="simple" xlink:show="embed" xlink:actuate="onLoad" draw:mime-type="image/png">
            <text:p/>
          </draw:image>
        </draw:frame>
        <draw:frame draw:style-name="gr3" draw:text-style-name="P3" draw:layer="layout" svg:width="8.75cm" svg:height="10.482cm" svg:x="8.75cm" svg:y="3.87cm">
          <draw:image xlink:href="Pictures/10000001000002EC00000380C6BF1D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5-12-24T12:00:50.618947900</dc:date>
    <meta:editing-duration>PT9M32S</meta:editing-duration>
    <meta:editing-cycles>1</meta:editing-cycles>
    <meta:document-statistic meta:object-count="4"/>
    <meta:generator>LibreOffice/25.8.3.2$Windows_X86_64 LibreOffice_project/8ca8d55c161d602844f5428fa4b58097424e324e</meta:generator>
  </office:meta>
</office:document-meta>
</file>